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22cm" fo:margin-left="0.009cm" fo:margin-top="0cm" fo:margin-bottom="0cm" table:align="left" style:writing-mode="lr-tb"/>
    </style:style>
    <style:style style:name="Table1.A" style:family="table-column">
      <style:table-column-properties style:column-width="6.491cm"/>
    </style:style>
    <style:style style:name="Table1.B" style:family="table-column">
      <style:table-column-properties style:column-width="8.731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none" style:writing-mode="lr-tb"/>
    </style:style>
    <style:style style:name="Table1.B2" style:family="table-cell">
      <style:table-cell-properties fo:padding-left="0.191cm" fo:padding-right="0.191cm" fo:padding-top="0cm" fo:padding-bottom="0cm" fo:border-left="none" fo:border-right="0.5pt solid #000000" fo:border-top="none" fo:border-bottom="none" style:writing-mode="lr-tb"/>
    </style:style>
    <style:style style:name="Table1.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8.405cm" fo:margin-top="0cm" fo:margin-bottom="0cm" table:align="center" style:writing-mode="lr-tb"/>
    </style:style>
    <style:style style:name="Table2.A" style:family="table-column">
      <style:table-column-properties style:column-width="2.854cm"/>
    </style:style>
    <style:style style:name="Table2.B" style:family="table-column">
      <style:table-column-properties style:column-width="5.551cm"/>
    </style:style>
    <style:style style:name="Table2.1" style:family="table-row">
      <style:table-row-properties style:min-row-height="0.6cm"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252cm" fo:margin-left="1.501cm" fo:margin-top="0cm" fo:margin-bottom="0cm" table:align="left" style:writing-mode="lr-tb"/>
    </style:style>
    <style:style style:name="Table3.A" style:family="table-column">
      <style:table-column-properties style:column-width="3.498cm"/>
    </style:style>
    <style:style style:name="Table3.B" style:family="table-column">
      <style:table-column-properties style:column-width="2.501cm"/>
    </style:style>
    <style:style style:name="Table3.C" style:family="table-column">
      <style:table-column-properties style:column-width="4.2cm"/>
    </style:style>
    <style:style style:name="Table3.D" style:family="table-column">
      <style:table-column-properties style:column-width="4.053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4.252cm" fo:margin-left="1.501cm" fo:margin-top="0cm" fo:margin-bottom="0cm" table:align="left" style:writing-mode="lr-tb"/>
    </style:style>
    <style:style style:name="Table4.A" style:family="table-column">
      <style:table-column-properties style:column-width="3.498cm"/>
    </style:style>
    <style:style style:name="Table4.B" style:family="table-column">
      <style:table-column-properties style:column-width="2.501cm"/>
    </style:style>
    <style:style style:name="Table4.C" style:family="table-column">
      <style:table-column-properties style:column-width="4.2cm"/>
    </style:style>
    <style:style style:name="Table4.D" style:family="table-column">
      <style:table-column-properties style:column-width="4.05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2cm" fo:margin-left="1.501cm" fo:margin-top="0cm" fo:margin-bottom="0cm" table:align="left" style:writing-mode="lr-tb"/>
    </style:style>
    <style:style style:name="Table5.A" style:family="table-column">
      <style:table-column-properties style:column-width="14.252cm"/>
    </style:style>
    <style:style style:name="Table5.1" style:family="table-row">
      <style:table-row-properties style:min-row-height="4.528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3.952cm" fo:margin-left="1.279cm" fo:margin-top="0cm" fo:margin-bottom="0cm" table:align="left" style:writing-mode="lr-tb"/>
    </style:style>
    <style:style style:name="Table6.A" style:family="table-column">
      <style:table-column-properties style:column-width="3.223cm"/>
    </style:style>
    <style:style style:name="Table6.B" style:family="table-column">
      <style:table-column-properties style:column-width="2.591cm"/>
    </style:style>
    <style:style style:name="Table6.C" style:family="table-column">
      <style:table-column-properties style:column-width="2.711cm"/>
    </style:style>
    <style:style style:name="Table6.D" style:family="table-column">
      <style:table-column-properties style:column-width="2.715cm"/>
    </style:style>
    <style:style style:name="Table6.E" style:family="table-column">
      <style:table-column-properties style:column-width="2.713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6.3" style:family="table-row">
      <style:table-row-properties style:min-row-height="0.534cm" fo:keep-together="auto"/>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center" style:justify-single-word="false" fo:orphans="2" fo:widows="2"/>
      <style:text-properties style:font-name="Times New Roman" fo:font-size="10pt" fo:language="it" fo:country="IT" fo:font-weight="bold" style:letter-kerning="false" style:font-name-asian="Times New Roman1" style:font-size-asian="10pt" style:language-asian="en" style:country-asian="US" style:font-weight-asian="bold" style:font-name-complex="Times New Roman1" style:language-complex="ar" style:country-complex="SA"/>
    </style:style>
    <style:style style:name="P3"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font-size="14pt" fo:language="en" fo:country="US" fo:font-weight="bold" style:letter-kerning="false" fo:background-color="#ff0000"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P5" style:family="paragraph" style:parent-style-name="Standard">
      <style:paragraph-properties fo:text-align="justify" style:justify-single-word="false" loext:word-spacing-minimum="75%" loext:word-spacing-maximum="133%"/>
    </style:style>
    <style:style style:name="P6" style:family="paragraph" style:parent-style-name="Standard">
      <style:paragraph-properties fo:text-align="justify" style:justify-single-word="false" loext:word-spacing-minimum="75%" loext:word-spacing-maximum="133%"/>
      <style:text-properties fo:language="en" fo:country="GB"/>
    </style:style>
    <style:style style:name="P7" style:family="paragraph" style:parent-style-name="List_20_Paragraph" style:list-style-name="WWNum25">
      <style:paragraph-properties fo:text-align="justify" style:justify-single-word="false" loext:word-spacing-minimum="75%" loext:word-spacing-maximum="133%"/>
    </style:style>
    <style:style style:name="P8" style:family="paragraph" style:parent-style-name="Standard">
      <style:paragraph-properties fo:text-align="center" style:justify-single-word="false"/>
    </style:style>
    <style:style style:name="P9" style:family="paragraph" style:parent-style-name="Predefinito">
      <style:text-properties style:font-name="Courier New" fo:font-size="10pt" style:font-size-asian="10pt" style:font-name-complex="Courier New1" style:font-size-complex="10pt"/>
    </style:style>
    <style:style style:name="P10"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List_20_Paragraph">
      <style:paragraph-properties fo:margin-left="0.635cm" fo:text-align="justify" style:justify-single-word="false" loext:word-spacing-minimum="75%" loext:word-spacing-maximum="133%"/>
      <style:text-properties fo:language="en" fo:country="GB"/>
    </style:style>
    <style:style style:name="P12" style:family="paragraph" style:parent-style-name="List_20_Paragraph" style:list-style-name="WWNum24">
      <style:paragraph-properties fo:margin-top="0cm" fo:margin-bottom="0.423cm" style:contextual-spacing="true" fo:text-align="justify" style:justify-single-word="false" loext:word-spacing-minimum="75%" loext:word-spacing-maximum="133%"/>
    </style:style>
    <style:style style:name="P13" style:family="paragraph" style:parent-style-name="Standard">
      <style:paragraph-properties fo:margin-top="0cm" fo:margin-bottom="0.423cm" style:contextual-spacing="false" fo:text-align="justify" style:justify-single-word="false" loext:word-spacing-minimum="75%" loext:word-spacing-maximum="133%"/>
    </style:style>
    <style:style style:name="P14" style:family="paragraph" style:parent-style-name="Standard">
      <style:paragraph-properties fo:padding="0.141cm" fo:border="0.51pt solid #000000" style:shadow="none"/>
    </style:style>
    <style:style style:name="P15" style:family="paragraph" style:parent-style-name="Standard">
      <style:paragraph-properties fo:margin-left="1.905cm" fo:text-align="justify" style:justify-single-word="false" loext:word-spacing-minimum="75%" loext:word-spacing-maximum="133%"/>
    </style:style>
    <style:style style:name="P16" style:family="paragraph" style:parent-style-name="Standard">
      <style:paragraph-properties fo:margin-left="0.635cm" fo:text-align="justify" style:justify-single-word="false" loext:word-spacing-minimum="75%" loext:word-spacing-maximum="133%"/>
    </style:style>
    <style:style style:name="P17" style:family="paragraph" style:parent-style-name="Standard">
      <style:paragraph-properties fo:margin-left="1.27cm" fo:line-height="0.459cm" fo:text-align="justify" style:justify-single-word="false" fo:text-indent="1.27cm" style:auto-text-indent="false" loext:word-spacing-minimum="75%" loext:word-spacing-maximum="133%"/>
    </style:style>
    <style:style style:name="P18" style:family="paragraph" style:parent-style-name="Standard">
      <style:paragraph-properties fo:margin-left="2.54cm" fo:line-height="0.459cm" fo:text-align="justify" style:justify-single-word="false" fo:text-indent="1.27cm" style:auto-text-indent="false" loext:word-spacing-minimum="75%" loext:word-spacing-maximum="133%"/>
    </style:style>
    <style:style style:name="P19" style:family="paragraph" style:parent-style-name="No_20_Spacing">
      <style:paragraph-properties fo:margin-left="1.251cm" fo:line-height="0.423cm" fo:text-align="justify" style:justify-single-word="false" loext:word-spacing-minimum="75%" loext:word-spacing-maximum="133%"/>
    </style:style>
    <style:style style:name="P20"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No_20_Spacing">
      <style:paragraph-properties fo:margin-top="0cm" fo:margin-bottom="0cm" style:contextual-spacing="false" fo:line-height="0.423cm" fo:text-align="center" style:justify-single-word="false" fo:orphans="2" fo:widows="2"/>
      <style:text-properties fo:color="#3faf46" loext:opacity="100%" style:font-name="Times New Roman" fo:language="en" fo:country="US" fo:font-style="italic" fo:font-weight="bold" officeooo:rsid="0012ff55" officeooo:paragraph-rsid="0012ff55" style:letter-kerning="false" style:font-name-asian="Times New Roman1" style:language-asian="en" style:country-asian="US" style:font-style-asian="italic" style:font-weight-asian="bold" style:font-name-complex="Times New Roman1" style:language-complex="ar" style:country-complex="SA" style:font-style-complex="italic" style:font-weight-complex="bold"/>
    </style:style>
    <style:style style:name="P22" style:family="paragraph" style:parent-style-name="No_20_Spacing">
      <style:paragraph-properties fo:line-height="0.423cm" fo:text-align="justify" style:justify-single-word="false" loext:word-spacing-minimum="75%" loext:word-spacing-maximum="133%"/>
    </style:style>
    <style:style style:name="P23" style:family="paragraph" style:parent-style-name="Standard" style:list-style-name="WWNum14">
      <style:paragraph-properties fo:text-align="justify" style:justify-single-word="false" loext:word-spacing-minimum="75%" loext:word-spacing-maximum="133%"/>
    </style:style>
    <style:style style:name="P24" style:family="paragraph" style:parent-style-name="Standard">
      <style:paragraph-properties fo:text-align="center" style:justify-single-word="false" loext:word-spacing-minimum="75%" loext:word-spacing-maximum="133%"/>
    </style:style>
    <style:style style:name="P25" style:family="paragraph" style:parent-style-name="List_20_Paragraph" style:list-style-name="WWNum14">
      <style:paragraph-properties fo:text-align="justify" style:justify-single-word="false" loext:word-spacing-minimum="75%" loext:word-spacing-maximum="133%"/>
    </style:style>
    <style:style style:name="P26" style:family="paragraph" style:parent-style-name="Standard">
      <style:paragraph-properties fo:margin-left="3.175cm" fo:text-align="justify" style:justify-single-word="false" loext:word-spacing-minimum="75%" loext:word-spacing-maximum="133%"/>
    </style:style>
    <style:style style:name="P27" style:family="paragraph" style:parent-style-name="List_20_Paragraph" style:list-style-name="WWNum26">
      <style:paragraph-properties fo:text-align="justify" style:justify-single-word="false" loext:word-spacing-minimum="75%" loext:word-spacing-maximum="133%"/>
    </style:style>
    <style:style style:name="P28" style:family="paragraph" style:parent-style-name="List_20_Paragraph">
      <style:paragraph-properties fo:margin-left="3.175cm"/>
    </style:style>
    <style:style style:name="P29" style:family="paragraph" style:parent-style-name="Standard">
      <style:paragraph-properties fo:margin-top="0cm" fo:margin-bottom="0cm" style:contextual-spacing="false" fo:text-align="justify" style:justify-single-word="false" fo:orphans="2" fo:widows="2" loext:word-spacing-minimum="75%" loext:word-spacing-maximum="133%"/>
      <style:text-properties fo:color="#3faf46" loext:opacity="100%" style:font-name="Times New Roman" fo:language="en" fo:country="US" fo:font-style="italic" fo:font-weight="bold" officeooo:rsid="0015b596" officeooo:paragraph-rsid="0015b596" style:letter-kerning="false" style:font-name-asian="Times New Roman1" style:language-asian="en" style:country-asian="US" style:font-style-asian="italic" style:font-weight-asian="bold" style:font-name-complex="Times New Roman1" style:language-complex="ar" style:country-complex="SA" style:font-style-complex="italic" style:font-weight-complex="bold"/>
    </style:style>
    <style:style style:name="P30" style:family="paragraph" style:parent-style-name="Standard">
      <style:paragraph-properties fo:margin-left="1.588cm" fo:text-align="justify" style:justify-single-word="false" loext:word-spacing-minimum="75%" loext:word-spacing-maximum="133%"/>
    </style:style>
    <style:style style:name="P31" style:family="paragraph" style:parent-style-name="List_20_Paragraph">
      <style:paragraph-properties fo:margin-left="0.635cm" fo:text-indent="0.635cm" style:auto-text-indent="false"/>
    </style:style>
    <style:style style:name="P32"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officeooo:rsid="001667e5" officeooo:paragraph-rsid="001667e5" style:letter-kerning="false" style:font-name-asian="Times New Roman1" style:language-asian="en" style:country-asian="US" style:font-name-complex="Times New Roman1" style:language-complex="ar" style:country-complex="SA"/>
    </style:style>
    <style:style style:name="P33" style:family="paragraph" style:parent-style-name="No_20_Spacing">
      <style:paragraph-properties fo:margin-top="0cm" fo:margin-bottom="0cm" style:contextual-spacing="false" fo:line-height="0.423cm" fo:text-align="justify" style:justify-single-word="false" fo:orphans="2" fo:widows="2" loext:word-spacing-minimum="75%" loext:word-spacing-maximum="133%"/>
      <style:text-properties officeooo:paragraph-rsid="0018bca0"/>
    </style:style>
    <style:style style:name="P34" style:family="paragraph" style:parent-style-name="Standard">
      <style:paragraph-properties fo:text-align="justify" style:justify-single-word="false" loext:word-spacing-minimum="75%" loext:word-spacing-maximum="133%"/>
      <style:text-properties fo:color="#ee0000" loext:opacity="100%"/>
    </style:style>
    <style:style style:name="P35" style:family="paragraph" style:parent-style-name="Standard">
      <loext:graphic-properties draw:fill="solid" draw:fill-color="#ffffff"/>
      <style:paragraph-properties fo:text-align="justify" style:justify-single-word="false" fo:background-color="#ffffff" loext:word-spacing-minimum="75%" loext:word-spacing-maximum="133%"/>
    </style:style>
    <style:style style:name="P36" style:family="paragraph" style:parent-style-name="Standard" style:list-style-name="WWNum15">
      <style:paragraph-properties fo:text-align="justify" style:justify-single-word="false" loext:word-spacing-minimum="75%" loext:word-spacing-maximum="133%"/>
    </style:style>
    <style:style style:name="P37" style:family="paragraph" style:parent-style-name="Standard">
      <style:paragraph-properties fo:text-align="justify" style:justify-single-word="false" loext:word-spacing-minimum="75%" loext:word-spacing-maximum="133%"/>
      <style:text-properties fo:color="#f79646" loext:opacity="100%">
        <loext:char-complex-color loext:theme-type="accent6" loext:color-type="theme"/>
      </style:text-properties>
    </style:style>
    <style:style style:name="P38" style:family="paragraph" style:parent-style-name="Standard">
      <style:paragraph-properties fo:text-align="justify" style:justify-single-word="false" fo:text-indent="1.27cm" style:auto-text-indent="false" loext:word-spacing-minimum="75%" loext:word-spacing-maximum="133%"/>
    </style:style>
    <style:style style:name="P39" style:family="paragraph" style:parent-style-name="Standard">
      <style:paragraph-properties fo:text-align="justify" style:justify-single-word="false" fo:text-indent="1.27cm" style:auto-text-indent="false" loext:word-spacing-minimum="75%" loext:word-spacing-maximum="133%"/>
      <style:text-properties fo:font-weight="bold" fo:background-color="#ff0000" style:font-weight-asian="bold" style:font-weight-complex="bold"/>
    </style:style>
    <style:style style:name="P40" style:family="paragraph" style:parent-style-name="List_20_Paragraph">
      <style:paragraph-properties fo:margin-left="2.54cm" fo:text-align="justify" style:justify-single-word="false" loext:word-spacing-minimum="75%" loext:word-spacing-maximum="133%"/>
    </style:style>
    <style:style style:name="P41" style:family="paragraph" style:parent-style-name="List_20_Paragraph">
      <style:paragraph-properties fo:text-align="justify" style:justify-single-word="false" loext:word-spacing-minimum="75%" loext:word-spacing-maximum="133%"/>
    </style:style>
    <style:style style:name="P42"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3"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4"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5" style:family="paragraph" style:parent-style-name="List_20_Paragraph">
      <style:paragraph-properties fo:margin-left="0cm" fo:margin-top="0cm" fo:margin-bottom="0cm" style:contextual-spacing="true" fo:text-align="center" style:justify-single-word="false" fo:orphans="2" fo:widows="2"/>
      <style:text-properties fo:color="#3faf46" loext:opacity="100%" style:font-name="Times New Roman" fo:font-size="10pt" fo:language="en" fo:country="US" fo:font-style="italic" fo:font-weight="bold" officeooo:rsid="0019de42" officeooo:paragraph-rsid="0019de42" style:letter-kerning="false"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6" style:family="paragraph" style:parent-style-name="List_20_Paragraph">
      <style:paragraph-properties fo:margin-left="0cm" fo:margin-top="0cm" fo:margin-bottom="0cm" style:contextual-spacing="true" fo:text-align="center" style:justify-single-word="false" fo:orphans="2" fo:widows="2"/>
      <style:text-properties fo:color="#3faf46" loext:opacity="100%" style:font-name="Times New Roman" fo:font-size="10pt" fo:language="en" fo:country="US" fo:font-style="italic" style:text-underline-style="solid" style:text-underline-width="auto" style:text-underline-color="font-color" fo:font-weight="bold" officeooo:rsid="0019de42" officeooo:paragraph-rsid="0019de42" style:letter-kerning="false"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7"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8"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9de42" officeooo:paragraph-rsid="0019de42"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9"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a3316" officeooo:paragraph-rsid="001a3316"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50"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b6827" officeooo:paragraph-rsid="001b6827"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T1" style:family="text">
      <style:text-properties fo:language="it" fo:country="IT" fo:font-weight="bold" style:font-weight-asian="bold"/>
    </style:style>
    <style:style style:name="T2" style:family="text">
      <style:text-properties fo:font-size="10pt" fo:language="it" fo:country="IT" fo:font-weight="bold" style:font-size-asian="10pt"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style:font-weight-asian="bold" style:font-weight-complex="bold"/>
    </style:style>
    <style:style style:name="T8" style:family="text">
      <style:text-properties fo:font-size="14pt" fo:font-weight="bold" fo:background-color="#ff0000" loext:char-shading-value="0" style:font-size-asian="14pt" style:font-weight-asian="bold" style:font-size-complex="14pt" style:font-weight-complex="bold"/>
    </style:style>
    <style:style style:name="T9" style:family="text">
      <style:text-properties fo:font-size="14pt" fo:font-weight="bold" fo:background-color="#ffff00" loext:char-shading-value="0" style:font-size-asian="14pt" style:font-weight-asian="bold" style:font-size-complex="14pt" style:font-weight-complex="bold"/>
    </style:style>
    <style:style style:name="T10" style:family="text">
      <style:text-properties fo:language="en" fo:country="GB" fo:background-color="#ff0000" loext:char-shading-value="0"/>
    </style:style>
    <style:style style:name="T11" style:family="text">
      <style:text-properties fo:language="en" fo:country="GB"/>
    </style:style>
    <style:style style:name="T12" style:family="text">
      <style:text-properties style:use-window-font-color="true" loext:opacity="0%" fo:font-size="8pt" fo:language="en" fo:country="GB" style:text-underline-style="none" style:font-size-asian="8pt" style:font-size-complex="8pt"/>
    </style:style>
    <style:style style:name="T13" style:family="text">
      <style:text-properties fo:color="#f79646" loext:opacity="100%" style:font-name="Courier New" fo:font-size="8pt" style:text-underline-style="none" fo:font-weight="bold" fo:background-color="#c0c0c0" loext:char-shading-value="0" style:font-size-asian="8pt" style:font-weight-asian="bold" style:font-name-complex="Courier New1" style:font-size-complex="8pt" style:font-weight-complex="bold">
        <loext:char-complex-color loext:theme-type="accent6" loext:color-type="theme"/>
      </style:text-properties>
    </style:style>
    <style:style style:name="T14" style:family="text">
      <style:text-properties fo:color="#f79646" loext:opacity="100%" style:font-name="Courier New" fo:font-size="8pt" style:text-underline-style="none" fo:background-color="#c0c0c0" loext:char-shading-value="0" style:font-size-asian="8pt" style:font-name-complex="Courier New1" style:font-size-complex="8pt">
        <loext:char-complex-color loext:theme-type="accent6" loext:color-type="theme"/>
      </style:text-properties>
    </style:style>
    <style:style style:name="T15" style:family="text">
      <style:text-properties style:font-name="Courier New" fo:font-size="8pt" style:text-underline-style="none" fo:background-color="#c0c0c0" loext:char-shading-value="0" style:font-size-asian="8pt" style:font-name-complex="Courier New1" style:font-size-complex="8pt"/>
    </style:style>
    <style:style style:name="T16" style:family="text">
      <style:text-properties style:font-name="Courier New" fo:font-size="8pt" fo:background-color="#c0c0c0" loext:char-shading-value="0" style:font-size-asian="8pt" style:font-name-complex="Courier New1" style:font-size-complex="8pt"/>
    </style:style>
    <style:style style:name="T17" style:family="text">
      <style:text-properties style:font-name="Courier New" fo:font-size="10pt" style:font-size-asian="10pt" style:font-name-complex="Courier New1" style:font-size-complex="10pt"/>
    </style:style>
    <style:style style:name="T18" style:family="text">
      <style:text-properties style:font-name="Courier New" fo:font-size="8pt" style:text-underline-style="none" style:font-size-asian="8pt" style:font-name-complex="Courier New1" style:font-size-complex="8pt"/>
    </style:style>
    <style:style style:name="T19" style:family="text">
      <style:text-properties fo:color="#00000a" loext:opacity="100%" style:font-name="Courier New" fo:font-size="8pt" style:text-underline-style="none" fo:background-color="#c0c0c0" loext:char-shading-value="0" style:font-size-asian="8pt" style:font-name-complex="Courier New1" style:font-size-complex="8pt"/>
    </style:style>
    <style:style style:name="T20" style:family="text">
      <style:text-properties fo:language="en" fo:country="GB" fo:font-style="italic" style:font-style-asian="italic" style:font-style-complex="italic"/>
    </style:style>
    <style:style style:name="T21" style:family="text">
      <style:text-properties fo:font-weight="bold" fo:background-color="#ff0000" loext:char-shading-value="0" style:font-weight-asian="bold" style:font-weight-complex="bold"/>
    </style:style>
    <style:style style:name="T22" style:family="text">
      <style:text-properties fo:font-size="20pt" style:font-size-asian="20pt" style:font-size-complex="20pt"/>
    </style:style>
    <style:style style:name="T23" style:family="text">
      <style:text-properties style:font-name="Courier New" style:font-name-asian="Courier New1" style:font-name-complex="Courier New1"/>
    </style:style>
    <style:style style:name="T24" style:family="text">
      <style:text-properties fo:font-style="italic" fo:font-weight="bold" fo:background-color="#800080" loext:char-shading-value="0" style:font-style-asian="italic" style:font-weight-asian="bold" style:font-weight-complex="bold"/>
    </style:style>
    <style:style style:name="T25" style:family="text">
      <style:text-properties fo:font-style="italic" style:font-style-asian="italic"/>
    </style:style>
    <style:style style:name="T26" style:family="text">
      <style:text-properties style:font-style-complex="italic"/>
    </style:style>
    <style:style style:name="T27" style:family="text">
      <style:text-properties style:font-name="Courier New" fo:font-size="11pt" fo:font-weight="bold" style:font-name-asian="Courier New1" style:font-size-asian="11pt" style:font-weight-asian="bold" style:font-name-complex="Courier New1" style:font-size-complex="11pt" style:font-weight-complex="bold"/>
    </style:style>
    <style:style style:name="T28" style:family="text">
      <style:text-properties style:font-name="Courier New" fo:font-weight="bold" style:font-weight-asian="bold" style:font-name-complex="Courier New1"/>
    </style:style>
    <style:style style:name="T29" style:family="text">
      <style:text-properties fo:font-family="'Arial Unicode MS'" style:font-family-generic="roman" style:font-pitch="variable" fo:language="it" fo:country="IT" style:font-family-asian="'Arial Unicode MS'" style:font-family-generic-asian="system" style:font-pitch-asian="variable" style:font-family-complex="'Arial Unicode MS'" style:font-family-generic-complex="system" style:font-pitch-complex="variable"/>
    </style:style>
    <style:style style:name="T30" style:family="text">
      <style:text-properties fo:language="it" fo:country="IT"/>
    </style:style>
    <style:style style:name="T31" style:family="text">
      <style:text-properties fo:font-family="'Arial Unicode MS'" style:font-family-generic="roman" style:font-pitch="variable" style:font-family-asian="'Arial Unicode MS'" style:font-family-generic-asian="system" style:font-pitch-asian="variable" style:font-family-complex="'Arial Unicode MS'" style:font-family-generic-complex="system" style:font-pitch-complex="variable"/>
    </style:style>
    <style:style style:name="T32" style:family="text">
      <style:text-properties style:font-family-asian="'Arial Unicode MS'" style:font-family-generic-asian="system" style:font-pitch-asian="variable"/>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position="sub 58%" fo:font-style="italic" style:font-style-asian="italic" style:font-style-complex="italic"/>
    </style:style>
    <style:style style:name="T36" style:family="text">
      <style:text-properties fo:font-family="Wingdings" style:font-family-generic="roman" style:font-pitch="variable" style:font-family-asian="Wingdings" style:font-family-generic-asian="system" style:font-pitch-asian="variable" style:font-family-complex="Wingdings" style:font-family-generic-complex="system" style:font-pitch-complex="variable"/>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officeooo:rsid="0018404a"/>
    </style:style>
    <style:style style:name="T39" style:family="text">
      <style:text-properties style:text-position="super 58%"/>
    </style:style>
    <style:style style:name="T40" style:family="text">
      <style:text-properties fo:color="#3faf46" loext:opacity="100%" fo:font-style="italic" fo:font-weight="bold" style:font-style-asian="italic" style:font-weight-asian="bold" style:font-style-complex="italic" style:font-weight-complex="bold"/>
    </style:style>
    <style:style style:name="T41" style:family="text">
      <style:text-properties fo:color="#3faf46" loext:opacity="100%" fo:font-style="italic" fo:font-weight="bold" officeooo:rsid="0015b596" style:font-style-asian="italic" style:font-weight-asian="bold" style:font-style-complex="italic" style:font-weight-complex="bold"/>
    </style:style>
    <style:style style:name="T42" style:family="text">
      <style:text-properties fo:color="#3faf46" loext:opacity="100%" style:text-position="super 58%" fo:font-style="italic" fo:font-weight="bold" officeooo:rsid="0015b596" style:font-style-asian="italic" style:font-weight-asian="bold" style:font-style-complex="italic" style:font-weight-complex="bold"/>
    </style:style>
    <style:style style:name="T43" style:family="text">
      <style:text-properties fo:color="#3faf46" loext:opacity="100%" fo:font-style="italic" fo:font-weight="bold" officeooo:rsid="0016977d" style:font-style-asian="italic" style:font-weight-asian="bold" style:font-style-complex="italic" style:font-weight-complex="bold"/>
    </style:style>
    <style:style style:name="T44" style:family="text">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T45" style:family="text">
      <style:text-properties fo:color="#3faf46" loext:opacity="100%" fo:font-style="italic" fo:font-weight="bold" officeooo:rsid="0018bca0" style:font-style-asian="italic" style:font-weight-asian="bold" style:font-style-complex="italic" style:font-weight-complex="bold"/>
    </style:style>
    <style:style style:name="T46" style:family="text">
      <style:text-properties fo:color="#ee0000" loext:opacity="100%"/>
    </style:style>
    <style:style style:name="T47" style:family="text">
      <style:text-properties style:language-asian="it" style:country-asian="IT"/>
    </style:style>
    <style:style style:name="T48" style:family="text">
      <style:text-properties fo:color="#f79646" loext:opacity="100%">
        <loext:char-complex-color loext:theme-type="accent6" loext:color-type="theme"/>
      </style:text-properties>
    </style:style>
    <style:style style:name="T49" style:family="text">
      <style:text-properties fo:font-weight="bold" fo:background-color="#00ff00" loext:char-shading-value="0" style:font-weight-asian="bold" style:font-weight-complex="bold"/>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style>
    <style:style style:name="T51" style:family="text">
      <style:text-properties fo:font-size="10pt" fo:font-weight="bold" style:font-size-asian="10pt" style:font-weight-asian="bold" style:font-size-complex="10pt"/>
    </style:style>
    <style:style style:name="T52" style:family="text">
      <style:text-properties fo:font-size="10pt" style:text-underline-style="solid" style:text-underline-width="auto" style:text-underline-color="font-color" style:font-size-asian="10pt" style:font-size-complex="10pt"/>
    </style:style>
    <style:style style:name="T53" style:family="text">
      <style:text-properties fo:font-size="10pt" style:text-underline-style="solid" style:text-underline-width="auto" style:text-underline-color="font-color" fo:font-weight="bold" style:font-size-asian="10pt" style:font-weight-asian="bold" style:font-size-complex="10pt"/>
    </style:style>
    <style:style style:name="T54" style:family="text">
      <style:text-properties fo:font-size="10pt" style:font-size-asian="10pt" style:font-size-complex="10pt"/>
    </style:style>
    <style:style style:name="T55" style:family="text">
      <style:text-properties fo:font-size="10pt" fo:background-color="#800080" loext:char-shading-value="0" style:font-size-asian="10pt" style:font-size-complex="10pt"/>
    </style:style>
    <style:style style:name="T56" style:family="text">
      <style:text-properties fo:font-size="10pt" fo:background-color="#ffff00" loext:char-shading-value="0" style:font-size-asian="10pt" style:font-size-complex="10pt"/>
    </style:style>
    <style:style style:name="T57" style:family="text">
      <style:text-properties fo:font-size="10pt" fo:background-color="#00ff00" loext:char-shading-value="0" style:font-size-asian="10pt" style:font-size-complex="10pt"/>
    </style:style>
    <style:style style:name="T58" style:family="text">
      <style:text-properties fo:font-size="10pt" fo:background-color="#ff0000" loext:char-shading-value="0" style:font-size-asian="10pt" style:font-size-complex="10pt"/>
    </style:style>
    <style:style style:name="T5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60"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style>
    <style:style style:name="T61" style:family="text">
      <style:text-properties officeooo:rsid="001b6827"/>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2">Architetture dei Sistemi di Elaborazione</text:span><text:span text:style-name="T1"><text:line-break/></text:span><text:span text:style-name="T2">02GOLOV </text:span></text:p>
          </table:table-cell>
          <table:table-cell table:style-name="Table1.B1" office:value-type="string">
            <text:p text:style-name="P2">Computer Architectures<text:line-break/>02LSEYG</text:p>
          </table:table-cell>
        </table:table-row>
        <table:table-row table:style-name="Table1.2">
          <table:table-cell table:style-name="Table1.A2" office:value-type="string">
            <text:p text:style-name="P1" loext:marker-style-name="T3"><text:span text:style-name="T3">Laboratory </text:span><text:span text:style-name="T3"/></text:p>
            <text:p text:style-name="P1" loext:marker-style-name="T4"><text:span text:style-name="T5">0x02</text:span><text:span text:style-name="T5"/></text:p>
          </table:table-cell>
          <table:table-cell table:style-name="Table1.B2" office:value-type="string">
            <text:p text:style-name="P3" loext:marker-style-name="T6"><text:span text:style-name="T6">Expected delivery of lab_02.zip including:</text:span><text:span text:style-name="T6"/></text:p>
            <text:p text:style-name="P3" loext:marker-style-name="T6"><text:span text:style-name="T7"><text:s text:c="3"/></text:span><text:span text:style-name="T6">- program_1.s </text:span></text:p>
            <text:p text:style-name="P3"><text:span text:style-name="T7"><text:s text:c="3"/></text:span><text:span text:style-name="T6">- lab_02.pdf (fill and export this file to pdf)</text:span></text:p>
          </table:table-cell>
        </table:table-row>
        <table:table-row table:style-name="Table1.2">
          <table:table-cell table:style-name="Table1.A3" table:number-columns-spanned="2" office:value-type="string">
            <text:p text:style-name="P4" loext:marker-style-name="T8"/>
            <text:p text:style-name="P1" loext:marker-style-name="T6"><text:span text:style-name="T8">Delivery date 23/10/2025</text:span><text:span text:style-name="T9"/></text:p>
          </table:table-cell>
          <table:covered-table-cell/>
        </table:table-row>
      </table:table>
      <text:p text:style-name="P5"/>
      <text:p text:style-name="P5" loext:marker-style-name="T10"><text:span text:style-name="T10">All the previous steps for compiling the source code, simulating with gem5 and visualizing the pipeline have been collected into a workspace available at:</text:span><text:span text:style-name="T10"/></text:p>
      <text:p text:style-name="P5" loext:marker-style-name="T11"><text:span text:style-name="T11"><text:tab/><text:tab/><text:tab/></text:span><text:a xlink:type="simple" xlink:href="https://github.com/cad-polito-it/ase_riscv_gem5_sim" text:style-name="Internet_20_link" text:visited-style-name="Visited_20_Internet_20_Link"><text:span text:style-name="Internet_20_link"><text:span text:style-name="T11">https://github.com/cad-polito-it/ase_riscv_gem5_sim</text:span></text:span></text:a></text:p>
      <text:p text:style-name="P6" loext:marker-style-name="T11"/>
      <text:p text:style-name="P5" loext:marker-style-name="T11"><text:span text:style-name="T11">To create your simulation workspace, you can run the following git commands:</text:span><text:span text:style-name="T11"/></text:p>
      <text:list text:style-name="WWNum25">
        <text:list-item>
          <text:p text:style-name="P7" loext:marker-style-name="T11"><text:span text:style-name="T11">For HTTPS clone:</text:span><text:span text:style-name="T11"/></text:p>
        </text:list-item>
      </text:list>
      <text:p text:style-name="P8" loext:marker-style-name="T12"><text:span text:style-name="Collegamento_20_Internet"><text:span text:style-name="T13">~/my_gem5Dir$</text:span></text:span><text:span text:style-name="Collegamento_20_Internet"><text:span text:style-name="T14"> </text:span></text:span><text:span text:style-name="Collegamento_20_Internet"><text:span text:style-name="T15">git clone </text:span></text:span><text:a xlink:type="simple" xlink:href="https://github.com/cad-polito-it/ase_riscv_gem5_sim.git" text:style-name="Internet_20_link" text:visited-style-name="Visited_20_Internet_20_Link"><text:span text:style-name="Internet_20_link"><text:span text:style-name="T16">https://github.com/cad-polito-it/ase_riscv_gem5_sim.git</text:span></text:span></text:a></text:p>
      <text:p text:style-name="P9" loext:marker-style-name="T17"><text:span text:style-name="Collegamento_20_Internet"><text:span text:style-name="T17"/></text:span></text:p>
      <text:list text:continue-numbering="true" text:style-name="WWNum25">
        <text:list-item>
          <text:p text:style-name="P7" loext:marker-style-name="T11"><text:span text:style-name="T11">For SSH:</text:span><text:span text:style-name="T11"/></text:p>
        </text:list-item>
      </text:list>
      <text:p text:style-name="P10" loext:marker-style-name="T18"><text:span text:style-name="Collegamento_20_Internet"><text:span text:style-name="T13">~/my_gem5Dir$</text:span></text:span><text:span text:style-name="Collegamento_20_Internet"><text:span text:style-name="T14"> </text:span></text:span><text:span text:style-name="Collegamento_20_Internet"><text:span text:style-name="T19">git clone </text:span></text:span><text:span text:style-name="T16">git@github.com:cad-polito-it/ase_riscv_gem5_sim.git</text:span></text:p>
      <text:p text:style-name="P5"/>
      <text:p text:style-name="P6" loext:marker-style-name="T11"/>
      <text:p text:style-name="P5" loext:marker-style-name="T11"><text:span text:style-name="T11">If you wish to install on your machine the tools (without using the VM or LABINF’s PCs) the repository contains information (and scripts) on installing the necessary tools out of the box (and generate a </text:span><text:span text:style-name="T20">setup_default</text:span><text:span text:style-name="T11"> file accordingly). See </text:span><text:a xlink:type="simple" xlink:href="https://github.com/cad-polito-it/ase_riscv_gem5_sim/blob/main/README.md" text:style-name="Internet_20_link" text:visited-style-name="Visited_20_Internet_20_Link"><text:span text:style-name="Internet_20_link"><text:span text:style-name="T11">README</text:span></text:span></text:a></text:p>
      <text:p text:style-name="P6" loext:marker-style-name="T11"/>
      <text:p text:style-name="P5" loext:marker-style-name="T11"><text:span text:style-name="T21">IMPORTANT</text:span><text:span text:style-name="T7">: </text:span><text:span text:style-name="T11">The repository contains three </text:span><text:span text:style-name="T20">setup_default</text:span><text:span text:style-name="T11"> files:</text:span></text:p>
      <text:list text:continue-numbering="true" text:style-name="WWNum25">
        <text:list-item>
          <text:p text:style-name="P7" loext:marker-style-name="T11"><text:span text:style-name="T20">setup_default</text:span><text:span text:style-name="T11">: <text:s/>an example of out of box installation and different tool paths.</text:span></text:p>
        </text:list-item>
        <text:list-item>
          <text:p text:style-name="P7" loext:marker-style-name="T11"><text:span text:style-name="T20">setup_default.vm</text:span><text:span text:style-name="T11">: tool paths used in the virtual machines.</text:span></text:p>
        </text:list-item>
        <text:list-item>
          <text:p text:style-name="P7" loext:marker-style-name="T11"><text:span text:style-name="T20">setup_default.labinf</text:span><text:span text:style-name="T11">: tool paths used in the LABINF machines.</text:span></text:p>
        </text:list-item>
      </text:list>
      <text:p text:style-name="P11" loext:marker-style-name="T11"/>
      <text:p text:style-name="P5" loext:marker-style-name="T11"><text:span text:style-name="T11">Follow the HOWTO instructions available on the GitHub Repository for simulating a program. You simply run the following command:</text:span><text:span text:style-name="T11"/></text:p>
      <text:p text:style-name="P8"><text:span text:style-name="Collegamento_20_Internet"><text:span text:style-name="T13">~/ase_riscv_gem5_sim$ ./simulate.sh</text:span></text:span></text:p>
      <text:p text:style-name="P6" loext:marker-style-name="T11"/>
      <text:p text:style-name="P5" loext:marker-style-name="T11"><text:span text:style-name="T11">And select the program you want to simulate and see on the pipeline visualizer.</text:span><text:span text:style-name="T11"/></text:p>
      <text:p text:style-name="P6" loext:marker-style-name="T11"/>
      <text:p text:style-name="P5" loext:marker-style-name="T11"><text:span text:style-name="T11">A useful list of RISC-V instructions can be found at: </text:span><text:span text:style-name="T11"/></text:p>
      <text:p text:style-name="P5" loext:marker-style-name="T11"><text:span text:style-name="T11"><text:tab/></text:span><text:a xlink:type="simple" xlink:href="https://msyksphinz-self.github.io/riscv-isadoc/#_rv32i_rv64i_instructions" text:style-name="Internet_20_link" text:visited-style-name="Visited_20_Internet_20_Link"><text:span text:style-name="Internet_20_link"><text:span text:style-name="T11">https://msyksphinz-self.github.io/riscv-isadoc/#_rv32i_rv64i_instructions</text:span></text:span></text:a></text:p>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list xml:id="list3918141083" text:style-name="WWNum24">
        <text:list-item>
          <text:p text:style-name="P12" loext:marker-style-name="T22"><text:soft-page-break/><text:span text:style-name="T22">Exercise 1</text:span><text:span text:style-name="T22"/></text:p>
        </text:list-item>
      </text:list>
      <text:p text:style-name="P13"><text:bookmark-start text:name="config"/>The <text:span text:style-name="T23">riscv_in_order_hen_patt.py</text:span> <text:s/>(in the <text:s/>gem5 folder inside the workspace) file contains the pipeline configuration. Here you can modify the operation latency and the issue latency of integer and floating-point functional units (ALU, Multiplier, Divider).</text:p>
      <text:p text:style-name="P13">You must configure the Gem5 simulator with the <text:span text:style-name="T24">Initial Configuration</text:span><text:span text:style-name="T25"> </text:span><text:span text:style-name="T26">as described below:</text:span><text:bookmark-end text:name="config"/></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8 </text:span><text:span text:style-name="T27"/></text:p>
      <text:p text:style-name="P14" loext:marker-style-name="T7"><text:span text:style-name="T27">FLOAT_MUL_LATENCY = 24 </text:span><text:span text:style-name="T27"/></text:p>
      <text:p text:style-name="P14" loext:marker-style-name="T27"><text:span text:style-name="T27">FLOAT_DIV_LATENCY = 42</text:span><text:span text:style-name="T27"/></text:p>
      <text:p text:style-name="P15"/>
      <text:p text:style-name="P16">Write an assembly program (<text:span text:style-name="T28">program_1.s</text:span>) for the <text:span text:style-name="T25">RISCV</text:span> architecture described before being able to implement the following high-level code:</text:p>
      <text:p text:style-name="P16"/>
      <text:p text:style-name="P17" loext:marker-style-name="T29"><text:span text:style-name="T29">for (i = 31; i &gt;= 0; i--) {</text:span><text:span text:style-name="T30"><text:tab/></text:span></text:p>
      <text:p text:style-name="P17" loext:marker-style-name="T29"><text:span text:style-name="T29"><text:tab/>v4[i] = v1[i]*v1[i] – v2[i];</text:span><text:span text:style-name="T29"/></text:p>
      <text:p text:style-name="P17" loext:marker-style-name="T29"><text:span text:style-name="T29"><text:tab/>v5[i] = v4[i]/v3[i] – v2[i];</text:span><text:span text:style-name="T29"/></text:p>
      <text:p text:style-name="P18" loext:marker-style-name="T29"><text:span text:style-name="T29">v6[i] = (v4[i]-v1[i])*v5[i];</text:span><text:span text:style-name="T29"/></text:p>
      <text:p text:style-name="P17" loext:marker-style-name="T31"><text:span text:style-name="T31">}</text:span><text:span text:style-name="T31"/></text:p>
      <text:p text:style-name="P19"/>
      <text:p text:style-name="P19">Assume that the vectors <text:span text:style-name="T32">v1[]</text:span>, <text:span text:style-name="T32">v2[]</text:span>, and <text:span text:style-name="T32">v3[] </text:span>have been previously allocated in memory and contain <text:span text:style-name="T33">32 single-precision </text:span><text:span text:style-name="T34">floating-point values</text:span><text:span text:style-name="T7">; </text:span>also assume that v3[] <text:span text:style-name="T33">does</text:span><text:span text:style-name="T34"> </text:span><text:span text:style-name="T33">not contain any ‘0’</text:span>. Additionally, the vectors <text:span text:style-name="T32">v4[]</text:span>, <text:span text:style-name="T32">v5[], v6[]</text:span> are empty vectors allocated in memory.</text:p>
      <text:p text:style-name="P19"/>
      <text:p text:style-name="P19"><text:span text:style-name="T34">Calculate</text:span> the data memory footprint of your program:</text:p>
      <text:p text:style-name="P19"/>
      <table:table table:name="Table2" table:style-name="Table2">
        <table:table-column table:style-name="Table2.A"/>
        <table:table-column table:style-name="Table2.B"/>
        <table:table-row table:style-name="Table2.1">
          <table:table-cell table:style-name="Table2.A1" office:value-type="string">
            <text:p text:style-name="P20" loext:marker-style-name="T7"><text:span text:style-name="T7">Data</text:span><text:span text:style-name="T7"/></text:p>
          </table:table-cell>
          <table:table-cell table:style-name="Table2.A1" office:value-type="string">
            <text:p text:style-name="P20" loext:marker-style-name="T7"><text:span text:style-name="T7">Number of bytes</text:span><text:span text:style-name="T7"/></text:p>
          </table:table-cell>
        </table:table-row>
        <table:table-row table:style-name="Table2.1">
          <table:table-cell table:style-name="Table2.A1" office:value-type="string">
            <text:p text:style-name="P20" loext:marker-style-name="T7"><text:span text:style-name="T7">V1</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2</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3</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4</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5</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6</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Total</text:span><text:span text:style-name="T7"/></text:p>
          </table:table-cell>
          <table:table-cell table:style-name="Table2.A1" office:value-type="string">
            <text:p text:style-name="P21">768 byte</text:p>
          </table:table-cell>
        </table:table-row>
      </table:table>
      <text:p text:style-name="P22"><text:tab/></text:p>
      <text:list text:style-name="WWNum14">
        <text:list-item>
          <text:list>
            <text:list-item>
              <text:list>
                <text:list-item>
                  <text:p text:style-name="P23">Calculate the CPU performance equation (CPU time) of the above program by assuming a clock frequency of <text:span text:style-name="T33">15 MHz</text:span>:</text:p>
                </text:list-item>
              </text:list>
            </text:list-item>
          </text:list>
        </text:list-item>
      </text:list>
      <text:p text:style-name="P24"><draw:frame draw:style-name="fr1" draw:name="Object1" text:anchor-type="as-char" svg:width="8.262cm" svg:height="1.148cm" draw:z-index="1"><draw:object xlink:href="./Object 1" xlink:type="simple" xlink:show="embed" xlink:actuate="onLoad"/><draw:image xlink:href="./ObjectReplacements/Object 1" xlink:type="simple" xlink:show="embed" xlink:actuate="onLoad"/></draw:frame></text:p>
      <text:p text:style-name="P15">By definition:</text:p>
      <text:list text:continue-numbering="true" text:style-name="WWNum14">
        <text:list-item>
          <text:list>
            <text:list-item>
              <text:list>
                <text:list-item>
                  <text:list>
                    <text:list-item>
                      <text:p text:style-name="P25">CPI<text:span text:style-name="T35">i</text:span> is equal to the number of clock cycles required by the related functional unit to execute the instruction (EX stage);</text:p>
                    </text:list-item>
                    <text:list-item>
                      <text:p text:style-name="P25"><text:soft-page-break/>IC<text:span text:style-name="T35">i</text:span> is the number of times an instruction is repeated in the referenced source code.</text:p>
                    </text:list-item>
                  </text:list>
                </text:list-item>
              </text:list>
            </text:list-item>
          </text:list>
        </text:list-item>
      </text:list>
      <text:p text:style-name="P26"/>
      <text:list xml:id="list164015902659902" text:continue-numbering="true" text:style-name="WWNum14">
        <text:list-item>
          <text:list>
            <text:list-item>
              <text:list>
                <text:list-item>
                  <text:p text:style-name="P23">Recalculate the CPU performance equation assuming that you can triple the speed of just one unit at a time:</text:p>
                </text:list-item>
              </text:list>
            </text:list-item>
          </text:list>
        </text:list-item>
      </text:list>
      <text:list text:style-name="WWNum26">
        <text:list-item>
          <text:list>
            <text:list-item>
              <text:list>
                <text:list-item>
                  <text:list>
                    <text:list-item>
                      <text:p text:style-name="P27">FP multiplier (MUL) unit latency: 24 <text:span text:style-name="T36">à</text:span> 8 clock cycles</text:p>
                    </text:list-item>
                    <text:list-item>
                      <text:p text:style-name="P27">FP divider (DIV) unit latency: 42 <text:span text:style-name="T36">à</text:span> 14 clock cycles</text:p>
                    </text:list-item>
                  </text:list>
                </text:list-item>
              </text:list>
            </text:list-item>
          </text:list>
        </text:list-item>
      </text:list>
      <text:p text:style-name="P28"/>
      <text:p text:style-name="List_20_Paragraph">Table 1: Calculate the CPU time <text:span text:style-name="T37">by hand</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
          </table:table-cell>
          <table:table-cell table:style-name="Table3.A1" office:value-type="string">
            <text:p text:style-name="P3">Initial CPU time (a)</text:p>
          </table:table-cell>
          <table:table-cell table:style-name="Table3.A1" office:value-type="string">
            <text:p text:style-name="P3">CPU time </text:p>
            <text:p text:style-name="P3">(b – MUL speeded up)</text:p>
          </table:table-cell>
          <table:table-cell table:style-name="Table3.A1" office:value-type="string">
            <text:p text:style-name="P3">CPU time </text:p>
            <text:p text:style-name="P3">(c – DIV speeded up)</text:p>
          </table:table-cell>
        </table:table-row>
        <table:table-row table:style-name="Table3.1">
          <table:table-cell table:style-name="Table3.A1" office:value-type="string">
            <text:p text:style-name="P3">program_1.s</text:p>
          </table:table-cell>
          <table:table-cell table:style-name="Table3.A1" office:value-type="string">
            <text:p text:style-name="P29">2.<text:span text:style-name="T38">684</text:span>*10<text:span text:style-name="T39">-4</text:span></text:p>
          </table:table-cell>
          <table:table-cell table:style-name="Table3.A1" office:value-type="string">
            <text:p text:style-name="P29">2.<text:span text:style-name="T38">002</text:span>*10<text:span text:style-name="T39">-4</text:span></text:p>
          </table:table-cell>
          <table:table-cell table:style-name="Table3.A1" office:value-type="string">
            <text:p text:style-name="P29">2.<text:span text:style-name="T38">087</text:span>*10<text:span text:style-name="T39">-4</text:span></text:p>
          </table:table-cell>
        </table:table-row>
      </table:table>
      <text:p text:style-name="P30"/>
      <text:list text:continue-list="list164015902659902" text:style-name="WWNum14">
        <text:list-item>
          <text:list>
            <text:list-item>
              <text:list>
                <text:list-item>
                  <text:p text:style-name="P23">Using the simulator, calculate the CPU time again and fill in the following table:</text:p>
                </text:list-item>
              </text:list>
            </text:list-item>
          </text:list>
        </text:list-item>
      </text:list>
      <text:p text:style-name="P15"/>
      <text:p text:style-name="P31">Table 2: Collect the CPU time <text:span text:style-name="T37">using the simulator</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
          </table:table-cell>
          <table:table-cell table:style-name="Table4.A1" office:value-type="string">
            <text:p text:style-name="P3">Initial CPU time (a)</text:p>
          </table:table-cell>
          <table:table-cell table:style-name="Table4.A1" office:value-type="string">
            <text:p text:style-name="P3">CPU time </text:p>
            <text:p text:style-name="P3">(b – MUL speeded up)</text:p>
          </table:table-cell>
          <table:table-cell table:style-name="Table4.A1" office:value-type="string">
            <text:p text:style-name="P3">CPU time </text:p>
            <text:p text:style-name="P3">(c – DIV speeded up)</text:p>
          </table:table-cell>
        </table:table-row>
        <table:table-row table:style-name="Table4.1">
          <table:table-cell table:style-name="Table4.A1" office:value-type="string">
            <text:p text:style-name="P3">program_1.s</text:p>
          </table:table-cell>
          <table:table-cell table:style-name="Table4.A1" office:value-type="string">
            <text:p text:style-name="P32"><text:span text:style-name="T40">2.6</text:span><text:span text:style-name="T41">*10</text:span><text:span text:style-name="T42">-4</text:span></text:p>
          </table:table-cell>
          <table:table-cell table:style-name="Table4.A1" office:value-type="string">
            <text:p text:style-name="P32"><text:span text:style-name="T43">1.91</text:span><text:span text:style-name="T41">*10</text:span><text:span text:style-name="T42">-4</text:span></text:p>
          </table:table-cell>
          <table:table-cell table:style-name="Table4.A1" office:value-type="string">
            <text:p text:style-name="P32"><text:span text:style-name="T40">2</text:span><text:span text:style-name="T41">*10</text:span><text:span text:style-name="T42">-4</text:span></text:p>
          </table:table-cell>
        </table:table-row>
      </table:table>
      <text:p text:style-name="P5"/>
      <text:p text:style-name="P19">Are there any differences? If so, where and why? If not, please provide some comments in the box below:</text:p>
      <text:p text:style-name="P22"><text:tab/><text:tab/><text:tab/></text:p>
      <table:table table:name="Table5" table:style-name="Table5">
        <table:table-column table:style-name="Table5.A"/>
        <table:table-row table:style-name="Table5.1">
          <table:table-cell table:style-name="Table5.A1" office:value-type="string">
            <text:p text:style-name="P33"><text:span text:style-name="T44">Your answer: </text:span><text:span text:style-name="T40">Anche se inizialmente la simulazione perde più cicli di clock a causa dell’inizializzazione della cache e degli accessi in memoria, </text:span><text:span text:style-name="T45">che nel calcolo manuale non e’ considerabile,</text:span><text:span text:style-name="T40"> i tempi risultano inferiori </text:span><text:span text:style-name="T45">nella simulazione</text:span><text:span text:style-name="T40"> perché </text:span><text:span text:style-name="T45">il mio calcolo</text:span><text:span text:style-name="T40"> non tiene conto dell’esecuzione “in parallelo” di istruzioni su diverse unità logiche, </text:span><text:span text:style-name="T45">nel caso specifico operazioni su interi possono terminare prima ancora che la precedente operazione su float termini poiche’ non condividono la stessa unita’ di calcolo</text:span><text:span text:style-name="T40">. Sommando semplicemente le durate ho quindi ottenuto una stima a rialzo.</text:span></text:p>
          </table:table-cell>
        </table:table-row>
      </table:table>
      <text:p text:style-name="P34" loext:marker-style-name="T46"/>
      <text:list text:continue-list="list3918141083" text:style-name="WWNum24">
        <text:list-item>
          <text:p text:style-name="P12" loext:marker-style-name="T22"><text:span text:style-name="T22">Exercise 2</text:span><text:span text:style-name="T22"/></text:p>
        </text:list-item>
      </text:list>
      <text:p text:style-name="P16">Using the Gem5 simulator, validate experimentally the Amdahl’s law, defined as follows:</text:p>
      <text:p text:style-name="P35"><draw:frame draw:style-name="fr2" draw:name="Object2" text:anchor-type="char" svg:x="1.281cm" svg:y="0.104cm" svg:width="14.406cm" svg:height="1.729cm" draw:z-index="0"><draw:object xlink:href="./Object 2" xlink:type="simple" xlink:show="embed" xlink:actuate="onLoad"/><draw:image xlink:href="./ObjectReplacements/Object 2" xlink:type="simple" xlink:show="embed" xlink:actuate="onLoad"/></draw:frame></text:p>
      <text:p text:style-name="P5"/>
      <text:p text:style-name="P5"/>
      <text:p text:style-name="P5"/>
      <text:list text:style-name="WWNum15">
        <text:list-item>
          <text:p text:style-name="P36">Using the program developed before <text:span text:style-name="T4">program_1.s</text:span></text:p>
        </text:list-item>
        <text:list-item>
          <text:p text:style-name="P36">Modify the processor architectural parameters related (in <text:span text:style-name="T23">riscv_in_order_hen_patt.py</text:span> <text:s/>) to multicycle instructions latency in the following way:<text:span text:style-name="T47"> </text:span></text:p>
        </text:list-item>
      </text:list>
      <text:p text:style-name="P37" loext:marker-style-name="T48"/>
      <text:p text:style-name="P37" loext:marker-style-name="T48"><text:soft-page-break/></text:p>
      <text:p text:style-name="P37" loext:marker-style-name="T48"/>
      <text:p text:style-name="P38" loext:marker-style-name="T7"><text:span text:style-name="T6">Configuration 1:</text:span><text:span text:style-name="T6"/></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6 </text:span><text:span text:style-name="T27"/></text:p>
      <text:p text:style-name="P14" loext:marker-style-name="T7"><text:span text:style-name="T27">FLOAT_MUL_LATENCY = 20 </text:span><text:span text:style-name="T27"/></text:p>
      <text:p text:style-name="P14" loext:marker-style-name="T27"><text:span text:style-name="T27">FLOAT_DIV_LATENCY = 38</text:span><text:span text:style-name="T27"/></text:p>
      <text:p text:style-name="P38" loext:marker-style-name="T7"><text:span text:style-name="T49">Configuration 2:</text:span><text:span text:style-name="T49"/></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4 </text:span><text:span text:style-name="T27"/></text:p>
      <text:p text:style-name="P14" loext:marker-style-name="T7"><text:span text:style-name="T27">FLOAT_MUL_LATENCY = 16 </text:span><text:span text:style-name="T27"/></text:p>
      <text:p text:style-name="P14" loext:marker-style-name="T27"><text:span text:style-name="T27">FLOAT_DIV_LATENCY = 30</text:span><text:span text:style-name="T27"/></text:p>
      <text:p text:style-name="P39" loext:marker-style-name="T21"/>
      <text:p text:style-name="P38" loext:marker-style-name="T7"><text:span text:style-name="T21">Configuration 3:</text:span><text:span text:style-name="T21"/></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2 </text:span><text:span text:style-name="T27"/></text:p>
      <text:p text:style-name="P14" loext:marker-style-name="T7"><text:span text:style-name="T27">FLOAT_MUL_LATENCY = 4 </text:span><text:span text:style-name="T27"/></text:p>
      <text:p text:style-name="P14" loext:marker-style-name="T27"><text:span text:style-name="T27">FLOAT_DIV_LATENCY = 8</text:span><text:span text:style-name="T27"/></text:p>
      <text:p text:style-name="P5"/>
      <text:p text:style-name="P40">Compute both manually (using the Amdahl’s Law) and with the simulator the speed-up for any one of the previous processor configurations. Compare the obtained results and complete the following table. </text:p>
      <text:p text:style-name="P41"/>
      <text:p text:style-name="P41" loext:marker-style-name="T33">Table 5: <text:span text:style-name="T4">program_1.s speed-up computed </text:span><text:span text:style-name="T50">by hand and by simulation</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2" loext:marker-style-name="T51"><text:span text:style-name="T51">Proc. Config.</text:span><text:span text:style-name="T51"/></text:p>
            <text:p text:style-name="P42" loext:marker-style-name="T51"><text:span text:style-name="T51"><text:s/></text:span><text:span text:style-name="T51"/></text:p>
            <text:p text:style-name="P43" loext:marker-style-name="T52"><text:span text:style-name="T51">Speed-up comp.</text:span><text:span text:style-name="T53"/></text:p>
          </table:table-cell>
          <table:table-cell table:style-name="Table6.A1" office:value-type="string">
            <text:p text:style-name="P44" loext:marker-style-name="T54"><text:span text:style-name="T55">Initial config.</text:span><text:span text:style-name="T55"/></text:p>
            <text:p text:style-name="P44" loext:marker-style-name="T54"><text:span text:style-name="T54">[c.c.]</text:span><text:span text:style-name="T54"/></text:p>
          </table:table-cell>
          <table:table-cell table:style-name="Table6.A1" office:value-type="string">
            <text:p text:style-name="P44" loext:marker-style-name="T54"><text:span text:style-name="T56">Config. 1</text:span><text:span text:style-name="T56"/></text:p>
            <text:p text:style-name="P44" loext:marker-style-name="T54"><text:span text:style-name="T54">[c.c.]</text:span><text:span text:style-name="T54"/></text:p>
            <text:p text:style-name="P45"/>
          </table:table-cell>
          <table:table-cell table:style-name="Table6.A1" office:value-type="string">
            <text:p text:style-name="P44" loext:marker-style-name="T54"><text:span text:style-name="T57">Config. 2</text:span><text:span text:style-name="T57"/></text:p>
            <text:p text:style-name="P44" loext:marker-style-name="T54"><text:span text:style-name="T54">[c.c.]</text:span><text:span text:style-name="T54"/></text:p>
            <text:p text:style-name="P46"/>
          </table:table-cell>
          <table:table-cell table:style-name="Table6.A1" office:value-type="string">
            <text:p text:style-name="P44" loext:marker-style-name="T54"><text:span text:style-name="T58">Config. 3</text:span><text:span text:style-name="T58"/></text:p>
            <text:p text:style-name="P44" loext:marker-style-name="T54"><text:span text:style-name="T54">[c.c.]</text:span><text:span text:style-name="T54"/></text:p>
            <text:p text:style-name="P46"/>
          </table:table-cell>
        </table:table-row>
        <table:table-row table:style-name="Table6.1">
          <table:table-cell table:style-name="Table6.A1" office:value-type="string">
            <text:p text:style-name="P47" loext:marker-style-name="T59"><text:span text:style-name="T60">By hand</text:span><text:span text:style-name="T60"/></text:p>
          </table:table-cell>
          <table:table-cell table:style-name="Table6.A1" office:value-type="string">
            <text:p text:style-name="P48">4027 cc</text:p>
          </table:table-cell>
          <table:table-cell table:style-name="Table6.A1" office:value-type="string">
            <text:p text:style-name="P48">3451 cc 16.69%</text:p>
          </table:table-cell>
          <table:table-cell table:style-name="Table6.A1" office:value-type="string">
            <text:p text:style-name="P48">2747 cc 46,59%</text:p>
          </table:table-cell>
          <table:table-cell table:style-name="Table6.A1" office:value-type="string">
            <text:p text:style-name="P48">1083 cc 271%</text:p>
          </table:table-cell>
        </table:table-row>
        <table:table-row table:style-name="Table6.3">
          <table:table-cell table:style-name="Table6.A1" office:value-type="string">
            <text:p text:style-name="P47" loext:marker-style-name="T60"><text:span text:style-name="T60">By simulation</text:span><text:span text:style-name="T60"/></text:p>
          </table:table-cell>
          <table:table-cell table:style-name="Table6.A1" office:value-type="string">
            <text:p text:style-name="P48">3903 cc</text:p>
          </table:table-cell>
          <table:table-cell table:style-name="Table6.A1" office:value-type="string">
            <text:p text:style-name="P49">3<text:span text:style-name="T61">391</text:span> cc <text:span text:style-name="T61">15.09%</text:span></text:p>
          </table:table-cell>
          <table:table-cell table:style-name="Table6.A1" office:value-type="string">
            <text:p text:style-name="P50">2751 cc 41,87%</text:p>
          </table:table-cell>
          <table:table-cell table:style-name="Table6.A1" office:value-type="string">
            <text:p text:style-name="P50">1247 cc 212%</text:p>
          </table:table-cell>
        </table:table-row>
      </table:table>
      <text:p text:style-name="P5"/>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 style:display-name="Document Map" style:family="paragraph" style:parent-style-name="Standard" loext:linked-style-name="Document_20_Map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Predefinito" style:family="paragraph">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fo:color="#00000a" loext:opacity="100%" fo:font-size="12pt"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rynqvb" style:family="text" style:parent-style-name="Default_20_Paragraph_20_Font"/>
    <style:style style:name="Collegamento_20_Internet" style:display-name="Collegamento Internet" style:family="text">
      <style:text-properties fo:color="#0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style:style>
    <style:style style:name="ListLabel_20_84" style:display-name="ListLabel 84" style:family="text">
      <style:text-properties style:font-name="Times New Roman" fo:font-family="'Times New Roman'" style:font-family-generic="roman" style:font-pitch="variabl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style style:name="ListLabel_20_120" style:display-name="ListLabel 120" style:family="text">
      <style:text-properties style:font-name="Times New Roman" fo:font-family="'Times New Roman'" style:font-family-generic="roman" style:font-pitch="variable"/>
    </style:style>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Times New Roman" fo:font-family="'Times New Roman'" style:font-family-generic="roman" style:font-pitch="variable"/>
    </style:style>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style style:name="ListLabel_20_228" style:display-name="ListLabel 228" style:family="text">
      <style:text-properties style:font-name="Times New Roman" fo:font-family="'Times New Roman'" style:font-family-generic="roman" style:font-pitch="variable"/>
    </style:style>
    <style:style style:name="ListLabel_20_229" style:display-name="ListLabel 229" style:family="text"/>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language="en" fo:country="GB"/>
    </style:style>
    <style:style style:name="ListLabel_20_236" style:display-name="ListLabel 236" style:family="text">
      <style:text-properties style:font-name="Courier New" fo:font-family="'Courier New'" style:font-family-generic="roman" style:font-pitch="variable" fo:font-size="8pt" fo:background-color="#c0c0c0" style:font-size-asian="8pt" style:font-name-complex="Courier New1" style:font-family-complex="'Courier New'"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635cm" fo:margin-left="2.223cm"/>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635cm" fo:margin-left="2.223cm"/>
        </style:list-level-properties>
        <style:text-properties fo:font-family="Symbol"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Times New Roman'"/>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3" text:style-name="ListLabel_20_228" loext:num-list-format="" style:num-suffix="" text:bullet-char="">
        <style:list-level-properties text:list-level-position-and-space-mode="label-alignment">
          <style:list-level-label-alignment text:label-followed-by="listtab" fo:text-indent="-0.635cm" fo:margin-left="2.223cm"/>
        </style:list-level-properties>
        <style:text-properties fo:font-family="Symbol" style:font-charset="x-symbol"/>
      </text:list-level-style-bullet>
      <text:list-level-style-number text:level="4" text:style-name="ListLabel_20_229" loext:num-list-format="%4%)" style:num-suffix=")" style:num-format="a" style:num-letter-sync="true" text:start-value="2">
        <style:list-level-properties text:list-level-position-and-space-mode="label-alignment">
          <style:list-level-label-alignment text:label-followed-by="listtab" fo:text-indent="-0.635cm" fo:margin-left="3.175cm"/>
        </style:list-level-properties>
      </text:list-level-style-number>
      <text:list-level-style-bullet text:level="5" text:style-name="ListLabel_20_23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106</meta:editing-cycles>
    <meta:print-date>2015-12-12T02:32:00</meta:print-date>
    <meta:creation-date>2024-10-08T18:56:00</meta:creation-date>
    <dc:date>2025-10-16T16:40:13.916052444</dc:date>
    <meta:editing-duration>PT38M28S</meta:editing-duration>
    <meta:generator>LibreOffice/25.8.1.1$Linux_X86_64 LibreOffice_project/580$Build-1</meta:generator>
    <meta:document-statistic meta:table-count="6" meta:image-count="0" meta:object-count="2" meta:page-count="4" meta:paragraph-count="139" meta:word-count="851" meta:character-count="5603" meta:non-whitespace-character-count="4846"/>
    <meta:user-defined meta:name="AppVersion">16.0000</meta:user-defined>
    <meta:user-defined meta:name="DocSecurity" meta:value-type="float">4</meta:user-defined>
    <meta:user-defined meta:name="GrammarlyDocumentId">a4c0a8db4872ee4c55bfe43830885936e47aa6b91e81d0e09b79734d096f787d</meta:user-defined>
    <meta:template xlink:type="simple" xlink:actuate="onRequest" xlink:title="Normal.dotm" xlink:href=""/>
  </office:meta>
</office:document-meta>
</file>

<file path=Object 1/content.xml><?xml version="1.0" encoding="utf-8"?>
<math xmlns="http://www.w3.org/1998/Math/MathML" display="block">
  <semantics>
    <mrow>
      <mtext>CPU time</mtext>
      <mtext>=</mtext>
      <mo stretchy="false">(</mo>
      <mrow>
        <munderover>
          <mo stretchy="false">∑</mo>
          <mrow>
            <mi>i</mi>
            <mtext>=</mtext>
            <mn>1</mn>
          </mrow>
          <mi>n</mi>
        </munderover>
        <mrow>
          <mtext>CP</mtext>
          <msub>
            <mtext>I</mtext>
            <mi>i</mi>
          </msub>
          <mi>×</mi>
          <mtext>I</mtext>
          <msub>
            <mtext>C</mtext>
            <mi>i</mi>
          </msub>
          <mo stretchy="false">)</mo>
          <mi>×</mi>
          <mtext>Clock cycle period</mtext>
        </mrow>
      </mrow>
    </mrow>
    <annotation encoding="StarMath 5.0">"CPU time" "="\( sum from {i "=" 1} to {n} {"CP" {"I"} rsub {i} × "I" {"C"} rsub {i} \)× "Clock cycle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